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6a0c"/>
    </style:style>
    <style:style style:name="P2" style:family="paragraph" style:parent-style-name="Standard">
      <style:text-properties officeooo:rsid="00106a0c" officeooo:paragraph-rsid="00106a0c"/>
    </style:style>
    <style:style style:name="T1" style:family="text">
      <style:text-properties officeooo:rsid="00106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ask 1</text:p>
      <text:p text:style-name="P1"/>
      <text:p text:style-name="P1">How many different loca<text:span text:style-name="T1">ti</text:span>ons are present in the data?</text:p>
      <text:p text:style-name="P2">198</text:p>
      <text:p text:style-name="P1"/>
      <text:p text:style-name="P1">How many different brands are there?</text:p>
      <text:p text:style-name="P2">55</text:p>
      <text:p text:style-name="P1"/>
      <text:p text:style-name="P1">What is the min, max price for each gasoline type, per month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2:09:50.971127510</meta:creation-date>
    <dc:date>2018-08-24T13:25:18.421219978</dc:date>
    <meta:editing-duration>PT53M54S</meta:editing-duration>
    <meta:editing-cycles>1</meta:editing-cycles>
    <meta:document-statistic meta:table-count="0" meta:image-count="0" meta:object-count="0" meta:page-count="1" meta:paragraph-count="6" meta:word-count="31" meta:character-count="161" meta:non-whitespace-character-count="136"/>
    <meta:generator>LibreOffice/5.3.1.2$Linux_X86_64 LibreOffice_project/30m0$Build-2</meta:generator>
  </office:meta>
</office:document-meta>
</file>